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F000000022299043CB8313294B.png" manifest:media-type="image/png"/>
  <manifest:file-entry manifest:full-path="Pictures/10000000000002F00000003DEB79E9C260D951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subtitle">
      <style:graphic-properties draw:fill-color="#ffffff" fo:min-height="12.1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T1" style:family="text">
      <style:text-properties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 xml:id="id1" draw:id="id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ernando Herrera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Computer Science Tutor</text:span></text:p>
          </draw:text-box>
        </draw:frame>
        <anim:par presentation:node-type="timing-root">
          <anim:par smil:begin="id1.begin">
            <anim:transitionFilter smil:dur="2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 xml:id="id2" draw:id="id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utor Stat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Junior</text:p>
              </text:list-item>
              <text:list-item>
                <text:p>Capable of tutoring CMPS2010, CMPS2020</text:p>
              </text:list-item>
              <text:list-item>
                <text:p>Is willing to aid with other CMPS classes, but can’t guarantee results!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 presentation:presentation-page-layout-name="AL2T1" xml:id="id3" draw:id="id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ernando Herrera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ert Image Here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3T32" xml:id="id4" draw:id="id4">
        <office:forms form:automatic-focus="false" form:apply-design-mode="false"/>
        <draw:frame presentation:style-name="pr9" draw:text-style-name="P2" draw:layer="layout" svg:width="25.199cm" svg:height="12.19cm" svg:x="1.4cm" svg:y="1.571cm" presentation:class="subtitle">
          <draw:text-box>
            <text:p>Raise your hand if you have any questions! </text:p>
            <text:p>Don’t hesitate to walk up and get my attention!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0:27:43.348037175</meta:creation-date>
    <meta:editing-duration>PT14M40S</meta:editing-duration>
    <meta:editing-cycles>3</meta:editing-cycles>
    <meta:generator>LibreOffice/5.2.7.2$Linux_ARM_EABI LibreOffice_project/20m0$Build-2</meta:generator>
    <dc:title>Classy Red</dc:title>
    <dc:date>2019-03-12T17:58:20.797492109</dc:date>
    <meta:document-statistic meta:object-count="52"/>
  </office:meta>
</office:document-meta>
</file>